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left" draw:textarea-vertical-align="top" draw:auto-grow-height="false"/>
    </style:style>
    <style:style style:name="gr2" style:family="graphic" style:parent-style-name="standard">
      <style:graphic-properties draw:fill-color="#eeeeee" draw:textarea-horizontal-align="left" draw:textarea-vertical-align="top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6.475cm"/>
    </style:style>
    <style:style style:name="gr4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4cm" fo:min-width="7.658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fill-color="#ffcc99" draw:textarea-horizontal-align="left" draw:textarea-vertical-align="top" draw:auto-grow-height="false"/>
    </style:style>
    <style:style style:name="gr8" style:family="graphic" style:parent-style-name="standard">
      <style:graphic-properties draw:stroke="none" svg:stroke-color="#000000" draw:fill="none" draw:fill-color="#ffffff" fo:min-height="0.4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12.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9cm" fo:min-width="0cm"/>
    </style:style>
    <style:style style:name="gr11" style:family="graphic" style:parent-style-name="standard">
      <style:graphic-properties draw:fill="solid" draw:fill-color="#cbcbff" draw:textarea-horizontal-align="justify" draw:textarea-vertical-align="middle" draw:auto-grow-height="false"/>
    </style:style>
    <style:style style:name="gr12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color="#c5000b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9.972cm" svg:height="20.709cm" svg:x="10.271cm" svg:y="3.921cm">
          <text:p text:style-name="P1"><text:span text:style-name="T1">Total Unallocated Memory on GPU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5.146cm" svg:height="7.664cm" svg:x="12.376cm" svg:y="5.147cm">
          <text:p text:style-name="P1"><text:span text:style-name="T2">Static Data (CL_MEM_READ_ONLY) (Siz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975cm" svg:height="3.095cm" svg:x="1.16cm" svg:y="10.498cm">
          <draw:text-box>
            <text:p><text:span text:style-name="T2">Total seeds: C</text:span></text:p>
            <text:p><text:span text:style-name="T2">Particles per seed: P</text:span></text:p>
            <text:p><text:span text:style-name="T2">Total particles: <text:s/>N = CP</text:span><text:span text:style-name="T2"><text:line-break/></text:span><text:span text:style-name="T2">Max Steps: M</text:span></text:p>
          </draw:text-box>
        </draw:frame>
        <draw:custom-shape draw:style-name="gr4" draw:text-style-name="P5" draw:layer="layout" svg:width="17.145cm" svg:height="0.635cm" svg:x="16.567cm" svg:y="6.27cm">
          <text:p text:style-name="P1"><text:span text:style-name="T3">F Samples ( X*Y*Z*S*SN*sizeof(cl_float4) )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8.198cm" svg:height="2.794cm" svg:x="1.184cm" svg:y="12.811cm">
          <draw:text-box>
            <text:p><text:span text:style-name="T2">Resolution of Sample Space: X * Y * Z </text:span></text:p>
            <text:p><text:span text:style-name="T2">Number of Samples: S</text:span><text:span text:style-name="T2"><text:line-break/></text:span><text:span text:style-name="T2">Number of Sample Directions: SN</text:span></text:p>
            <text:p><text:span text:style-name="T2">Total # of Waypoint Masks: W</text:span></text:p>
            <text:p><text:span text:style-name="T2">Loopcheck Resolution Fraction: L</text:span></text:p>
          </draw:text-box>
        </draw:frame>
        <draw:custom-shape draw:style-name="gr4" draw:text-style-name="P5" draw:layer="layout" svg:width="17.119cm" svg:height="0.598cm" svg:x="16.593cm" svg:y="7.069cm">
          <text:p text:style-name="P1"><text:span text:style-name="T3">Theta Samples ( X*Y*Z*S*SN*sizeof(cl_float4) )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7.119cm" svg:height="0.595cm" svg:x="16.593cm" svg:y="7.869cm">
          <text:p text:style-name="P1"><text:span text:style-name="T3">Phi Samples ( X*Y*Z*S*SN*sizeof(cl_float4) 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119cm" svg:height="0.595cm" svg:x="16.592cm" svg:y="8.668cm">
          <text:p text:style-name="P1"><text:span text:style-name="T3">Brain Mask ( 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119cm" svg:height="0.595cm" svg:x="16.591cm" svg:y="9.467cm">
          <text:p text:style-name="P1"><text:span text:style-name="T3">Waypoint Mask(s) <text:s/>( W*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119cm" svg:height="0.595cm" svg:x="16.59cm" svg:y="10.266cm">
          <text:p text:style-name="P1"><text:span text:style-name="T3">Exclusion Mask <text:s/>( X*Y*Z*sizeof(unsigned short int) )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7.119cm" svg:height="0.595cm" svg:x="16.589cm" svg:y="11.065cm">
          <text:p text:style-name="P1"><text:span text:style-name="T3">Termination Mask <text:s/>( X*Y*Z*sizeof(unsigned short int) )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20.855cm" svg:height="7.319cm" svg:x="16.667cm" svg:y="16.541cm">
            <text:p text:style-name="P1"><text:span text:style-name="T2">Dynamic Data (CL_MEM_READ_WRITE) (Size)* <text:s text:c="2"/></text:span></text:p>
            <draw:enhanced-geometry svg:viewBox="0 0 21600 21600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8" draw:text-style-name="P6" draw:layer="layout" svg:width="10.414cm" svg:height="0.806cm" svg:x="16.975cm" svg:y="22.988cm">
            <draw:text-box>
              <text:p><text:span text:style-name="T3">*per particle </text:span></text:p>
            </draw:text-box>
          </draw:frame>
        </draw:g>
        <draw:custom-shape draw:style-name="gr7" draw:text-style-name="P3" draw:layer="layout" svg:width="25.173cm" svg:height="2.794cm" svg:x="12.349cm" svg:y="13.446cm">
          <text:p text:style-name="P1"><text:span text:style-name="T2">Dynamic Data (CL_MEM_WRITE_ONLY) (Size)* <text:s text:c="2"/></text:span></text:p>
          <draw:enhanced-geometry svg:viewBox="0 0 21600 21600" draw:path-stretchpoint-x="10800" draw:path-stretchpoint-y="10800" draw:text-areas="?f3 ?f4 ?f5 ?f6" draw:type="round-rectangle" draw:modifiers="1667.281105990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4" draw:layer="layout" svg:width="6.738cm" svg:height="3.048cm" svg:x="1.311cm" svg:y="7.731cm">
          <draw:text-box>
            <text:p><text:span text:style-name="T2">R : # of particles that can be processed in one processing cycle.</text:span></text:p>
            <text:p><text:span text:style-name="T2">I: # of processing iterations</text:span><text:span text:style-name="T2"><text:line-break/></text:span><text:span text:style-name="T2">R*I = N</text:span></text:p>
            <text:p><text:span text:style-name="T2"><text:line-break/></text:span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0" draw:text-style-name="P7" draw:layer="layout" svg:width="1.052cm" svg:height="1.352cm" svg:x="15.334cm" svg:y="19.414cm">
          <draw:text-box>
            <text:p><text:span text:style-name="T4">x</text:span></text:p>
          </draw:text-box>
        </draw:frame>
        <draw:custom-shape draw:style-name="gr11" draw:text-style-name="P5" draw:layer="layout" svg:width="17.119cm" svg:height="0.556cm" svg:x="18.549cm" svg:y="18.045cm">
          <text:p text:style-name="P1"><text:span text:style-name="T3">Particle Paths <text:s/>( M*sizeof(cl_float4) ) </text:span><text:span text:style-name="T5">(OPTIONAL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635cm" svg:x="18.549cm" svg:y="19.696cm">
          <text:p text:style-name="P1"><text:span text:style-name="T3">Particle Loopcheck <text:s/>( X*Y*Z*sizeof(cl_float4) /(125)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542cm" svg:x="16.593cm" svg:y="14.685cm">
          <text:p text:style-name="P1"><text:span text:style-name="T3">Global pdf <text:s/>( X*Y*Z*sizeof(unsigned int)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635cm" svg:x="18.549cm" svg:y="18.807cm">
          <text:p text:style-name="P1"><text:span text:style-name="T3">Individual pdf <text:s/>(X*Y*Z)*sizeof(unsigned int)/32 (binary mask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635cm" svg:x="18.549cm" svg:y="20.594cm">
          <text:p text:style-name="P1"><text:span text:style-name="T3">Waypoint Mask Check ( W*sizeof(unsigned short int) )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7.955cm" svg:height="4.491cm" svg:x="4.629cm" svg:y="17.961cm">
          <text:p text:style-name="P1"><text:span text:style-name="T6">OclEnv Computes R</text:span></text:p>
          <text:p text:style-name="P1"><text:span text:style-name="T6">(2R because dual directions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2.159cm" svg:height="2.667cm" svg:x="13.011cm" svg:y="18.807cm">
          <text:p text:style-name="P1"><text:span text:style-name="T7">2R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17.119cm" svg:height="0.542cm" svg:x="16.592cm" svg:y="11.884cm">
          <text:p text:style-name="P1"><text:span text:style-name="T3">Prefdir <text:s/>( X*Y*Z*sizeof(cl_float4) 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635cm" svg:x="18.549cm" svg:y="21.447cm">
          <text:p text:style-name="P1"><text:span text:style-name="T3">Struct Particle (8xsizeof(ulong) + 2x4xsizeof(float))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7.119cm" svg:height="0.635cm" svg:x="18.549cm" svg:y="22.282cm">
          <text:p text:style-name="P1"><text:span text:style-name="T3">Particle Done (1x sizeof(unsigned short int)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2T16:46:40.936000000</meta:creation-date>
    <dc:date>2014-04-07T13:47:27</dc:date>
    <meta:editing-duration>PT4H54M</meta:editing-duration>
    <meta:editing-cycles>15</meta:editing-cycles>
    <meta:generator>LibreOffice/3.5$Linux_X86_64 LibreOffice_project/350m1$Build-2</meta:generator>
    <dc:creator>main-user </dc:creator>
    <meta:document-statistic meta:object-count="27"/>
  </office:meta>
</office:document-meta>
</file>